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FC000002B0C125F51E33FAA647.png" manifest:media-type="image/png"/>
  <manifest:file-entry manifest:full-path="Pictures/100002010000029C000001E85A6CD210A5BDEE0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.8925in" svg:y="0.0728in" svg:width="4.9457in" svg:height="3.6134in" draw:z-index="0"><draw:image xlink:href="Pictures/100002010000029C000001E85A6CD210A5BDEE08.png" xlink:type="simple" xlink:show="embed" xlink:actuate="onLoad" loext:mime-type="image/png"/></draw:frame><draw:frame draw:style-name="fr1" draw:name="Image2" text:anchor-type="paragraph" svg:x="0.75in" svg:y="4.2575in" svg:width="5.2756in" svg:height="4.7508in" draw:z-index="1"><draw:image xlink:href="Pictures/10000201000002FC000002B0C125F51E33FAA6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4:47:28.515716117</meta:creation-date>
    <dc:date>2020-01-17T15:02:14.693319697</dc:date>
    <meta:editing-duration>PT14M4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2.8.2$Linux_X86_64 LibreOffice_project/20$Build-2</meta:generator>
  </office:meta>
</office:document-meta>
</file>